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ackground-color="#66ffff">
        <style:background-image/>
      </style:paragraph-properties>
    </style:style>
    <style:style style:name="P2" style:family="paragraph" style:parent-style-name="Standard">
      <style:paragraph-properties fo:background-color="#66ffff">
        <style:background-image/>
      </style:paragraph-properties>
      <style:text-properties fo:font-size="15pt" style:text-underline-style="solid" style:text-underline-width="auto" style:text-underline-color="font-color" style:font-size-asian="15pt" style:font-size-complex="15pt"/>
    </style:style>
    <style:style style:name="P3" style:family="paragraph" style:parent-style-name="Standard">
      <style:paragraph-properties fo:background-color="#66ffff">
        <style:background-image/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background-color="#66ffff">
        <style:background-image/>
      </style:paragraph-properties>
      <style:text-properties fo:font-size="15pt" fo:language="en" fo:country="US" style:font-size-asian="15pt" style:font-size-complex="15pt"/>
    </style:style>
    <style:style style:name="P5" style:family="paragraph" style:parent-style-name="Standard">
      <style:paragraph-properties fo:background-color="#66ffff">
        <style:background-image/>
      </style:paragraph-properties>
      <style:text-properties fo:font-size="15pt" fo:language="en" fo:country="US" fo:font-weight="normal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background-color="#66ffff">
        <style:background-image/>
      </style:paragraph-properties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background-color="#66ffff">
        <style:background-image/>
      </style:paragraph-properties>
      <style:text-properties fo:font-size="15pt" fo:language="ru" fo:country="RU" style:font-size-asian="15pt" style:font-size-complex="15pt"/>
    </style:style>
    <style:style style:name="P8" style:family="paragraph" style:parent-style-name="Standard">
      <style:paragraph-properties fo:background-color="#66ffff">
        <style:background-image/>
      </style:paragraph-properties>
      <style:text-properties fo:font-size="15pt" fo:language="ru" fo:country="RU" fo:font-weight="bold" style:font-size-asian="15pt" style:font-weight-asian="bold" style:font-size-complex="15pt" style:font-weight-complex="bold"/>
    </style:style>
    <style:style style:name="P9" style:family="paragraph" style:parent-style-name="Standard">
      <style:paragraph-properties fo:background-color="#66ffff">
        <style:background-image/>
      </style:paragraph-properties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background-color="#66ffff">
        <style:background-image/>
      </style:paragraph-properties>
      <style:text-properties fo:font-size="15pt" fo:language="ru" fo:country="RU" fo:font-style="italic" style:font-size-asian="15pt" style:font-style-asian="italic" style:font-size-complex="15pt" style:font-style-complex="italic"/>
    </style:style>
    <style:style style:name="P11" style:family="paragraph" style:parent-style-name="Standard">
      <style:paragraph-properties fo:background-color="#66ffff">
        <style:background-image/>
      </style:paragraph-properties>
      <style:text-properties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12" style:family="paragraph" style:parent-style-name="Standard">
      <style:paragraph-properties fo:background-color="#66ffff">
        <style:background-image/>
      </style:paragraph-properties>
      <style:text-properties fo:font-size="15pt" fo:language="ru" fo:country="RU" fo:font-style="italic" style:text-underline-style="none" style:font-size-asian="15pt" style:font-style-asian="italic" style:font-size-complex="15pt" style:font-style-complex="italic"/>
    </style:style>
    <style:style style:name="P13" style:family="paragraph" style:parent-style-name="Standard">
      <style:paragraph-properties fo:background-color="#b2b2b2">
        <style:background-image/>
      </style:paragraph-properties>
      <style:text-properties fo:font-size="15pt" style:font-size-asian="15pt" style:font-size-complex="15pt"/>
    </style:style>
    <style:style style:name="P14" style:family="paragraph" style:parent-style-name="Standard">
      <style:paragraph-properties fo:background-color="#b2b2b2">
        <style:background-image/>
      </style:paragraph-properties>
      <style:text-properties fo:font-size="15pt" fo:language="en" fo:country="US" style:font-size-asian="15pt" style:font-size-complex="15pt"/>
    </style:style>
    <style:style style:name="P15" style:family="paragraph" style:parent-style-name="Standard">
      <style:paragraph-properties fo:background-color="#b2b2b2">
        <style:background-image/>
      </style:paragraph-properties>
      <style:text-properties fo:font-size="15pt" fo:language="en" fo:country="US" fo:font-weight="normal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background-color="#b2b2b2">
        <style:background-image/>
      </style:paragraph-properties>
      <style:text-properties fo:font-size="15pt" fo:language="ru" fo:country="RU" style:font-size-asian="15pt" style:font-size-complex="15pt"/>
    </style:style>
    <style:style style:name="P17" style:family="paragraph" style:parent-style-name="Standard">
      <style:paragraph-properties fo:background-color="#b2b2b2">
        <style:background-image/>
      </style:paragraph-properties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background-color="#0000cc">
        <style:background-image/>
      </style:paragraph-properties>
      <style:text-properties fo:font-size="15pt" fo:language="en" fo:country="US" style:font-size-asian="15pt" style:font-size-complex="15pt"/>
    </style:style>
    <style:style style:name="P19" style:family="paragraph" style:parent-style-name="Standard">
      <style:paragraph-properties fo:background-color="#0000cc">
        <style:background-image/>
      </style:paragraph-properties>
      <style:text-properties fo:font-size="15pt" fo:language="ru" fo:country="RU" style:font-size-asian="15pt" style:font-size-complex="15pt"/>
    </style:style>
    <style:style style:name="P20" style:family="paragraph" style:parent-style-name="Standard">
      <style:paragraph-properties fo:background-color="#0000ff">
        <style:background-image/>
      </style:paragraph-properties>
      <style:text-properties fo:font-size="15pt" fo:language="ru" fo:country="RU" style:font-size-asian="15pt" style:font-size-complex="15pt"/>
    </style:style>
    <style:style style:name="P21" style:family="paragraph" style:parent-style-name="Standard">
      <style:paragraph-properties fo:background-color="#0000ff">
        <style:background-image/>
      </style:paragraph-properties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background-color="#0000ff">
        <style:background-image/>
      </style:paragraph-properties>
      <style:text-properties fo:font-size="15pt" fo:language="ru" fo:country="RU" fo:font-style="normal" style:text-underline-style="none" style:font-size-asian="15pt" style:font-style-asian="normal" style:font-size-complex="15pt" style:font-style-complex="normal"/>
    </style:style>
    <style:style style:name="P23" style:family="paragraph" style:parent-style-name="Standard">
      <style:paragraph-properties fo:background-color="#0000ff">
        <style:background-image/>
      </style:paragraph-properties>
      <style:text-properties fo:font-size="15pt" fo:language="ru" fo:country="RU" fo:font-style="normal" style:font-size-asian="15pt" style:font-style-asian="normal" style:font-size-complex="15pt" style:font-style-complex="normal"/>
    </style:style>
    <style:style style:name="P24" style:family="paragraph" style:parent-style-name="Standard">
      <style:paragraph-properties fo:background-color="#0000ff">
        <style:background-image/>
      </style:paragraph-properties>
      <style:text-properties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>
      <style:paragraph-properties fo:background-color="#ff00cc">
        <style:background-image/>
      </style:paragraph-properties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P26" style:family="paragraph" style:parent-style-name="Standard">
      <style:paragraph-properties fo:background-color="#ff00cc">
        <style:background-image/>
      </style:paragraph-properties>
      <style:text-properties fo:font-size="15pt" fo:language="en" fo:country="US" fo:font-weight="normal" style:font-size-asian="15pt" style:font-weight-asian="normal" style:font-size-complex="15pt" style:font-weight-complex="normal"/>
    </style:style>
    <style:style style:name="P27" style:family="paragraph" style:parent-style-name="Standard">
      <style:paragraph-properties fo:background-color="#66ffff">
        <style:background-image/>
      </style:paragraph-properties>
    </style:style>
    <style:style style:name="P28" style:family="paragraph" style:parent-style-name="Standard">
      <style:paragraph-properties fo:background-color="#66ffff">
        <style:background-image/>
      </style:paragraph-properties>
      <style:text-properties fo:language="en" fo:country="US"/>
    </style:style>
    <style:style style:name="P29" style:family="paragraph" style:parent-style-name="Standard">
      <style:paragraph-properties fo:background-color="#66ffff">
        <style:background-image/>
      </style:paragraph-properties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T4" style:family="text">
      <style:text-properties fo:font-size="15pt" fo:language="en" fo:country="US" fo:font-weight="normal" style:font-size-asian="15pt" style:font-weight-asian="normal" style:font-size-complex="1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Урок по синтаксису языка <text:span text:style-name="T1">Ukuvchi</text:span></text:p>
      <text:p text:style-name="P3"/>
      <text:p text:style-name="P3">С знака <text:span text:style-name="T1">$ </text:span><text:span text:style-name="T2">начинается выполнение операторов слева направо . Например надо объявить переменную </text:span><text:span text:style-name="T1">a (</text:span><text:span text:style-name="T2">в языке используются только диапазон букв </text:span><text:span text:style-name="T1">a – z <text:s/></text:span><text:span text:style-name="T2">, где </text:span><text:span text:style-name="T1">z </text:span><text:span text:style-name="T2">регистр куда записывать возвращаемое значение функцией</text:span><text:span text:style-name="T1">)</text:span></text:p>
      <text:p text:style-name="P4"/>
      <text:p text:style-name="P14">($</text:p>
      <text:p text:style-name="P14"><text:s text:c="2"/>(set! a (100))</text:p>
      <text:p text:style-name="P14"/>
      <text:p text:style-name="P14">)</text:p>
      <text:p text:style-name="P3"/>
      <text:p text:style-name="P3">Или это можно сделать так </text:p>
      <text:p text:style-name="P3"/>
      <text:p text:style-name="P13">($</text:p>
      <text:p text:style-name="P13"><text:s text:c="2"/>(set! a (arif 100))</text:p>
      <text:p text:style-name="P13"/>
      <text:p text:style-name="P13">) <text:s text:c="158"/></text:p>
      <text:p text:style-name="P3"/>
      <text:p text:style-name="P3">Для арифметических операций поддерживаются следующие символы :</text:p>
      <text:p text:style-name="P4">^ - <text:s/><text:span text:style-name="T2">возведение в степень</text:span></text:p>
      <text:p text:style-name="P7">* - <text:s/>умножение</text:p>
      <text:p text:style-name="P4"><text:span text:style-name="T2">/ </text:span>- <text:span text:style-name="T2">деление</text:span></text:p>
      <text:p text:style-name="P4">% - <text:span text:style-name="T2">остаток от деления</text:span></text:p>
      <text:p text:style-name="P7">+ - сложение</text:p>
      <text:p text:style-name="P7">- - вычитание</text:p>
      <text:p text:style-name="P7"/>
      <text:p text:style-name="P4"><text:span text:style-name="T2">Приоритет операций осущесвляется не круглыми скобками , а квадратными </text:span>[] <text:s/>. <text:span text:style-name="T2">Между символами операторо и чисел должен быть минимум один пробел .</text:span></text:p>
      <text:p text:style-name="P7">Можем просто записать арифметическое выражение , не занося результат в определенную переменную <text:s/>и посмотреть на стек виртуальной машины :</text:p>
      <text:p text:style-name="P7"/>
      <text:p text:style-name="P16">( $</text:p>
      <text:p text:style-name="P16"><text:s text:c="2"/>( arif [ 12 + 6 ] * 3 <text:s/>)</text:p>
      <text:p text:style-name="P16"/>
      <text:p text:style-name="P16">)</text:p>
      <text:p text:style-name="P7"/>
      <text:p text:style-name="P10">Виртуальная машина должна показать такие данные :</text:p>
      <text:p text:style-name="P10"/>
      <text:p text:style-name="P19">['arif', '[', 12.0, '+', 6.0, ']', '*', 3.0]</text:p>
      <text:p text:style-name="P19"><text:soft-page-break/>func_table:{}</text:p>
      <text:p text:style-name="P20">mas_I_Or_Str:</text:p>
      <text:p text:style-name="P19">vector&lt;int&gt;_b_c:[12, 65, 64, 0, 0, 12, 64, 192, 0, 0, 1, 12, 64, 64, 0, 0, 3, 23]</text:p>
      <text:p text:style-name="P19">start_ip:0</text:p>
      <text:p text:style-name="P19">0000: ICONST 12.000000stack=[ 12.000000 ]</text:p>
      <text:p text:style-name="P19">0005: ICONST 6.000000stack=[ 12.000000 6.000000 ]</text:p>
      <text:p text:style-name="P19">0010: <text:s/>iadd <text:s text:c="15"/>stack=[ 18.000000 ]</text:p>
      <text:p text:style-name="P19">0011: ICONST 3.000000stack=[ 18.000000 3.000000 ]</text:p>
      <text:p text:style-name="P18"><text:span text:style-name="T2">0016: <text:s/>imul <text:s text:c="15"/>stack=[ 54.000000 <text:s/></text:span>]</text:p>
      <text:p text:style-name="P19"><text:s text:c="2"/></text:p>
      <text:p text:style-name="P7"/>
      <text:p text:style-name="P7">Занесем значение выражение в переменную с и отпечатаем ее :</text:p>
      <text:p text:style-name="P16">( $</text:p>
      <text:p text:style-name="P16"><text:s/>(set! c <text:s/>( arif [ 12 + 6 ] * 3 <text:s/>) )</text:p>
      <text:p text:style-name="P16"><text:s/>(print c)</text:p>
      <text:p text:style-name="P16"/>
      <text:p text:style-name="P16">)</text:p>
      <text:p text:style-name="P7"/>
      <text:p text:style-name="P10">Виртуальная машина должна показать такое :</text:p>
      <text:p text:style-name="P7"/>
      <text:p text:style-name="P19">['set!', 'c', ['arif', '[', 12.0, '+', 6.0, ']', '*', 3.0]] <text:s text:c="105"/>['arif', '[', 12.0, '+', 6.0, ']', '*', 3.0]</text:p>
      <text:p text:style-name="P19">['print', 'c']</text:p>
      <text:p text:style-name="P19">func_table:{}</text:p>
      <text:p text:style-name="P19">mas_I_Or_Str:</text:p>
      <text:p text:style-name="P19">vector&lt;int&gt;_b_c:[12, 65, 64, 0, 0, 12, 64, 192, 0, 0, 1, 12, 64, 64, 0, 0, 3, 15, 2, 17, 2, 23]</text:p>
      <text:p text:style-name="P19">start_ip:0</text:p>
      <text:p text:style-name="P19">0000: ICONST 12.000000stack=[ 12.000000 ]</text:p>
      <text:p text:style-name="P19">0005: ICONST 6.000000stack=[ 12.000000 6.000000 ]</text:p>
      <text:p text:style-name="P19">0010: <text:s/>iadd <text:s text:c="15"/>stack=[ 18.000000 ]</text:p>
      <text:p text:style-name="P19">0011: ICONST 3.000000stack=[ 18.000000 3.000000 ]</text:p>
      <text:p text:style-name="P19">0016: <text:s/>imul <text:s text:c="15"/>stack=[ 54.000000 ]</text:p>
      <text:p text:style-name="P19">0017: <text:s/>store <text:s text:c="4"/>2 <text:s text:c="8"/>stack=[ ]</text:p>
      <text:p text:style-name="P19">0019: <text:s/>print <text:s text:c="14"/>print: 54.000000</text:p>
      <text:p text:style-name="P7"/>
      <text:p text:style-name="P7">( Здесь есть и вывод компилятора )</text:p>
      <text:p text:style-name="P7"/>
      <text:p text:style-name="P8">Условия</text:p>
      <text:p text:style-name="P8"/>
      <text:p text:style-name="P9"><text:soft-page-break/>Есть комментарии , пишем так (// комментарий) и есть оператор <text:span text:style-name="T1">pass , </text:span>который означает ничего не делать . Итак условия , сравним 10 и 10.1 на</text:p>
      <text:p text:style-name="P9">меньше , если 10 <text:span text:style-name="T1">&lt; 10.1 </text:span>присвоим переменной <text:span text:style-name="T1">x </text:span>значение 100 и выведем </text:p>
      <text:p text:style-name="P5">print :</text:p>
      <text:p text:style-name="P5"/>
      <text:p text:style-name="P15">($</text:p>
      <text:p text:style-name="P15"><text:s/>(// Пример if c else как pass) <text:s/></text:p>
      <text:p text:style-name="P15"><text:s/>(if(&lt; (arif 10) (arif 10.1))</text:p>
      <text:p text:style-name="P15"><text:s text:c="3"/>($(set! x (arif 100)) (// Последовательность True ветки)</text:p>
      <text:p text:style-name="P15"><text:s text:c="3"/>(print x) <text:s text:c="12"/>(// Ожидается 100))</text:p>
      <text:p text:style-name="P15"><text:s/>(pass))</text:p>
      <text:p text:style-name="P15"><text:s text:c="2"/>)</text:p>
      <text:p text:style-name="P5"/>
      <text:p text:style-name="P11">Вывод ВМ :</text:p>
      <text:p text:style-name="P9"/>
      <text:p text:style-name="P21">start_ip:0</text:p>
      <text:p text:style-name="P21">0000: ICONST 10.000000stack=[ 10.000000 ]</text:p>
      <text:p text:style-name="P21">0005: ICONST 10.100000stack=[ 10.000000 10.100000 ]</text:p>
      <text:p text:style-name="P21">0010: <text:s/>ilt <text:s text:c="16"/>stack=[ 1.000000 ]</text:p>
      <text:p text:style-name="P21">0011: <text:s/>brf <text:s text:c="6"/>24 <text:s text:c="7"/>stack=[ ]</text:p>
      <text:p text:style-name="P21">0013: ICONST 100.000000stack=[ 100.000000 ]</text:p>
      <text:p text:style-name="P21">0018: <text:s/>store <text:s text:c="4"/>23 <text:s text:c="7"/>stack=[ ]</text:p>
      <text:p text:style-name="P21">0020: <text:s/>print <text:s text:c="14"/>print: 100.000000</text:p>
      <text:p text:style-name="P21">stack=[ ]</text:p>
      <text:p text:style-name="P21">0022: <text:s/>br <text:s text:c="7"/>25 <text:s text:c="7"/>stack=[ ]</text:p>
      <text:p text:style-name="P7"/>
      <text:p text:style-name="P7">Условия с <text:span text:style-name="T1">else :</text:span></text:p>
      <text:p text:style-name="P4"/>
      <text:p text:style-name="P14">($</text:p>
      <text:p text:style-name="P14"><text:s/>(// Пример if c else ) <text:s/></text:p>
      <text:p text:style-name="P14"><text:s/>(if(&lt; (arif 20) (arif 10))</text:p>
      <text:p text:style-name="P14"><text:s text:c="3"/>($(set! x (arif 100)) (// Последовательность True ветки)</text:p>
      <text:p text:style-name="P14"><text:s text:c="3"/>(print x))</text:p>
      <text:p text:style-name="P14"><text:s/>($(set! x (arif 200)) (// Последовательность False ветки)</text:p>
      <text:p text:style-name="P14"><text:s/>(print x) <text:s text:c="12"/>(// Ожидается 200)))</text:p>
      <text:p text:style-name="P14"><text:s text:c="2"/>)</text:p>
      <text:p text:style-name="P4"/>
      <text:p text:style-name="P10">Вывод ВМ :</text:p>
      <text:p text:style-name="P7"><text:s/></text:p>
      <text:p text:style-name="P20">start_ip:0</text:p>
      <text:p text:style-name="P20"><text:soft-page-break/>0000: ICONST 20.000000stack=[ 20.000000 ]</text:p>
      <text:p text:style-name="P20">0005: ICONST 10.000000stack=[ 20.000000 10.000000 ]</text:p>
      <text:p text:style-name="P20">0010: <text:s/>ilt <text:s text:c="16"/>stack=[ 0.000000 ]</text:p>
      <text:p text:style-name="P20">0011: <text:s/>brf <text:s text:c="6"/>24 <text:s text:c="7"/>stack=[ ]</text:p>
      <text:p text:style-name="P20">0024: ICONST 200.000000stack=[ 200.000000 ]</text:p>
      <text:p text:style-name="P20">0029: <text:s/>store <text:s text:c="4"/>23 <text:s text:c="7"/>stack=[ ]</text:p>
      <text:p text:style-name="P20">0031: <text:s/>print <text:s text:c="14"/>print: 200.000000</text:p>
      <text:p text:style-name="P20">stack=[ ]</text:p>
      <text:p text:style-name="P7"/>
      <text:p text:style-name="P7">Пример на равенство :</text:p>
      <text:p text:style-name="P7"/>
      <text:p text:style-name="P16">($</text:p>
      <text:p text:style-name="P16"><text:s/>(// Пример if c else как pass - равенство) <text:s/></text:p>
      <text:p text:style-name="P16"><text:s/>(if(= (arif 10.2) (arif 10.2))</text:p>
      <text:p text:style-name="P16"><text:s text:c="3"/>($(set! x (arif 100)) (// Последовательность True ветки)</text:p>
      <text:p text:style-name="P16"><text:s text:c="3"/>(print x) <text:s text:c="12"/>(// Ожидается 100))</text:p>
      <text:p text:style-name="P16"><text:s/>(pass))</text:p>
      <text:p text:style-name="P16"><text:s text:c="2"/>)</text:p>
      <text:p text:style-name="P7"><text:s/></text:p>
      <text:p text:style-name="P10">Вывод ВМ</text:p>
      <text:p text:style-name="P7"/>
      <text:p text:style-name="P20">start_ip:0</text:p>
      <text:p text:style-name="P20">0000: ICONST 10.200000stack=[ 10.200000 ]</text:p>
      <text:p text:style-name="P20">0005: ICONST 10.200000stack=[ 10.200000 10.200000 ]</text:p>
      <text:p text:style-name="P20">0010: <text:s/>ieq <text:s text:c="16"/>stack=[ 1.000000 ]</text:p>
      <text:p text:style-name="P20">0011: <text:s/>brf <text:s text:c="6"/>24 <text:s text:c="7"/>stack=[ ]</text:p>
      <text:p text:style-name="P20">0013: ICONST 100.000000stack=[ 100.000000 ]</text:p>
      <text:p text:style-name="P20">0018: <text:s/>store <text:s text:c="4"/>23 <text:s text:c="7"/>stack=[ ]</text:p>
      <text:p text:style-name="P20">0020: <text:s/>print <text:s text:c="14"/>print: 100.000000</text:p>
      <text:p text:style-name="P20">stack=[ ]</text:p>
      <text:p text:style-name="P20">0022: <text:s/>br <text:s text:c="7"/>25 <text:s text:c="7"/>stack=[ ]</text:p>
      <text:p text:style-name="P20"/>
      <text:p text:style-name="P7"><text:s/></text:p>
      <text:p text:style-name="P7">Если числа не равны :</text:p>
      <text:p text:style-name="P7"/>
      <text:p text:style-name="P16">($</text:p>
      <text:p text:style-name="P16"><text:s/>(// Пример if c else <text:s/>- равенство) <text:s/></text:p>
      <text:p text:style-name="P16"><text:s/>(if(= (arif 10.2) (arif 10.1))</text:p>
      <text:p text:style-name="P16"><text:s text:c="3"/>($(set! x (arif 100)) (// Последовательность True ветки)</text:p>
      <text:p text:style-name="P16"><text:s text:c="3"/>(print x) <text:s text:c="12"/>)</text:p>
      <text:p text:style-name="P16"><text:soft-page-break/><text:s/>($(set! x (arif 200)) (// Последовательность False ветки)</text:p>
      <text:p text:style-name="P16"><text:s/>(print x) <text:s text:c="12"/>(// Ожидается 200)))</text:p>
      <text:p text:style-name="P16"><text:s text:c="2"/>)</text:p>
      <text:p text:style-name="P7"><text:s/></text:p>
      <text:p text:style-name="P12">Вывод ВМ :</text:p>
      <text:p text:style-name="P12"/>
      <text:p text:style-name="P22">start_ip:0</text:p>
      <text:p text:style-name="P22">0000: ICONST 10.200000stack=[ 10.200000 ]</text:p>
      <text:p text:style-name="P22">0005: ICONST 10.100000stack=[ 10.200000 10.100000 ]</text:p>
      <text:p text:style-name="P22">0010: <text:s/>ieq <text:s text:c="16"/>stack=[ 0.000000 ]</text:p>
      <text:p text:style-name="P22">0011: <text:s/>brf <text:s text:c="6"/>24 <text:s text:c="7"/>stack=[ ]</text:p>
      <text:p text:style-name="P22">0024: ICONST 200.000000stack=[ 200.000000 ]</text:p>
      <text:p text:style-name="P22">0029: <text:s/>store <text:s text:c="4"/>23 <text:s text:c="7"/>stack=[ ]</text:p>
      <text:p text:style-name="P22">0031: <text:s/>print <text:s text:c="14"/>print: 200.000000</text:p>
      <text:p text:style-name="P22">stack=[ ]</text:p>
      <text:p text:style-name="P23"/>
      <text:p text:style-name="P7"><text:s/></text:p>
      <text:p text:style-name="P7">Хочу сказать , если в синтаксисе такого <text:span text:style-name="T1">lisp – </text:span>подобного языка ставить скобки некого логического выражения на новой строке с соответсвующими отступами , то смотрится вполне высокоуровнево :)</text:p>
      <text:p text:style-name="P7"/>
      <text:p text:style-name="P8">Цикл <text:span text:style-name="T1">while</text:span></text:p>
      <text:p text:style-name="P6"/>
      <text:p text:style-name="P9">У <text:span text:style-name="T1">while </text:span>такой шаблон :</text:p>
      <text:p text:style-name="P9"/>
      <text:p text:style-name="P25">(<text:tab/><text:span text:style-name="T1">while (<text:tab/> &lt;test&gt;<text:tab/> ) ( [$]<text:tab/> body<text:tab/><text:tab/>)<text:tab/>)</text:span></text:p>
      <text:p text:style-name="P5"/>
      <text:p text:style-name="P9">Запишем такой алгоритм , который на <text:span text:style-name="T1">псевдо-языке</text:span> будет выглядеть так :</text:p>
      <text:p text:style-name="P9"/>
      <text:p text:style-name="P26">x:=1 + 2 * 3 // 7</text:p>
      <text:p text:style-name="P26"/>
      <text:p text:style-name="P26">i:=0</text:p>
      <text:p text:style-name="P26"/>
      <text:p text:style-name="P26">while ( i <text:s/>&lt; <text:s/>x ) :</text:p>
      <text:p text:style-name="P26"/>
      <text:p text:style-name="P26"><text:tab/>print ( x )</text:p>
      <text:p text:style-name="P26"/>
      <text:p text:style-name="P26"><text:s text:c="10"/>i + =1</text:p>
      <text:p text:style-name="P5"/>
      <text:p text:style-name="P9">На <text:span text:style-name="T1">Ukuvchi </text:span>так<text:span text:style-name="T1"> :</text:span></text:p>
      <text:p text:style-name="P5"><text:soft-page-break/></text:p>
      <text:p text:style-name="P15">($</text:p>
      <text:p text:style-name="P15"><text:s text:c="2"/>(// Пример цикл while)</text:p>
      <text:p text:style-name="P15"><text:s text:c="2"/>(set! x (arif <text:s text:c="2"/>1 + 2 <text:s/>* 3))</text:p>
      <text:p text:style-name="P15"><text:s text:c="2"/>(set! i 0)</text:p>
      <text:p text:style-name="P15"><text:s text:c="2"/>(while</text:p>
      <text:p text:style-name="P15"><text:s text:c="4"/>(&lt; (arif i) (arif x) )</text:p>
      <text:p text:style-name="P15"><text:s text:c="4"/>($ (print i) (set! i (arif i + 1)) <text:s text:c="2"/>)</text:p>
      <text:p text:style-name="P15"><text:s text:c="2"/>)</text:p>
      <text:p text:style-name="P15"><text:s text:c="2"/>)</text:p>
      <text:p text:style-name="P11">Вывод ВМ :</text:p>
      <text:p text:style-name="P11"/>
      <text:p text:style-name="P24">start_ip:0</text:p>
      <text:p text:style-name="P24">0000: ICONST 1.000000stack=[ 1.000000 ]</text:p>
      <text:p text:style-name="P24">0005: ICONST 2.000000stack=[ 1.000000 2.000000 ]</text:p>
      <text:p text:style-name="P24">0010: ICONST 3.000000stack=[ 1.000000 2.000000 3.000000 ]</text:p>
      <text:p text:style-name="P24">0015: <text:s/>imul <text:s text:c="15"/>stack=[ 1.000000 6.000000 ]</text:p>
      <text:p text:style-name="P24">0016: <text:s/>iadd <text:s text:c="15"/>stack=[ 7.000000 ]</text:p>
      <text:p text:style-name="P24">0017: <text:s/>store <text:s text:c="4"/>23 <text:s text:c="7"/>stack=[ ]</text:p>
      <text:p text:style-name="P24">0019: ICONST 0.000000stack=[ 0.000000 ]</text:p>
      <text:p text:style-name="P24">0024: <text:s/>store <text:s text:c="4"/>8 <text:s text:c="8"/>stack=[ ]</text:p>
      <text:p text:style-name="P24">0026: <text:s/>load <text:s text:c="5"/>8 <text:s text:c="8"/>stack=[ 0.000000 ]</text:p>
      <text:p text:style-name="P24">0028: <text:s/>load <text:s text:c="5"/>23 <text:s text:c="7"/>stack=[ 0.000000 7.000000 ]</text:p>
      <text:p text:style-name="P24">0030: <text:s/>ilt <text:s text:c="16"/>stack=[ 1.000000 ]</text:p>
      <text:p text:style-name="P24">0031: <text:s/>brf <text:s text:c="6"/>47 <text:s text:c="7"/>stack=[ ]</text:p>
      <text:p text:style-name="P24">0033: <text:s/>print <text:s text:c="14"/>print: 0.000000</text:p>
      <text:p text:style-name="P24">stack=[ ]</text:p>
      <text:p text:style-name="P24">0035: <text:s/>load <text:s text:c="5"/>8 <text:s text:c="8"/>stack=[ 0.000000 ]</text:p>
      <text:p text:style-name="P24">0037: ICONST 1.000000stack=[ 0.000000 1.000000 ]</text:p>
      <text:p text:style-name="P24">0042: <text:s/>iadd <text:s text:c="15"/>stack=[ 1.000000 ]</text:p>
      <text:p text:style-name="P24">0043: <text:s/>store <text:s text:c="4"/>8 <text:s text:c="8"/>stack=[ ]</text:p>
      <text:p text:style-name="P24">0045: <text:s/>br <text:s text:c="7"/>26 <text:s text:c="7"/>stack=[ ]</text:p>
      <text:p text:style-name="P24">0026: <text:s/>load <text:s text:c="5"/>8 <text:s text:c="8"/>stack=[ 1.000000 ]</text:p>
      <text:p text:style-name="P24">0028: <text:s/>load <text:s text:c="5"/>23 <text:s text:c="7"/>stack=[ 1.000000 7.000000 ]</text:p>
      <text:p text:style-name="P24">0030: <text:s/>ilt <text:s text:c="16"/>stack=[ 1.000000 ]</text:p>
      <text:p text:style-name="P24">0031: <text:s/>brf <text:s text:c="6"/>47 <text:s text:c="7"/>stack=[ ]</text:p>
      <text:p text:style-name="P24">0033: <text:s/>print <text:s text:c="14"/>print: 1.000000</text:p>
      <text:p text:style-name="P24">stack=[ ]</text:p>
      <text:p text:style-name="P24">0035: <text:s/>load <text:s text:c="5"/>8 <text:s text:c="8"/>stack=[ 1.000000 ]</text:p>
      <text:p text:style-name="P24">0037: ICONST 1.000000stack=[ 1.000000 1.000000 ]</text:p>
      <text:p text:style-name="P24"><text:soft-page-break/>0042: <text:s/>iadd <text:s text:c="15"/>stack=[ 2.000000 ]</text:p>
      <text:p text:style-name="P24">0043: <text:s/>store <text:s text:c="4"/>8 <text:s text:c="8"/>stack=[ ]</text:p>
      <text:p text:style-name="P24">0045: <text:s/>br <text:s text:c="7"/>26 <text:s text:c="7"/>stack=[ ]</text:p>
      <text:p text:style-name="P24">0026: <text:s/>load <text:s text:c="5"/>8 <text:s text:c="8"/>stack=[ 2.000000 ]</text:p>
      <text:p text:style-name="P24">0028: <text:s/>load <text:s text:c="5"/>23 <text:s text:c="7"/>stack=[ 2.000000 7.000000 ]</text:p>
      <text:p text:style-name="P24">0030: <text:s/>ilt <text:s text:c="16"/>stack=[ 1.000000 ]</text:p>
      <text:p text:style-name="P24">0031: <text:s/>brf <text:s text:c="6"/>47 <text:s text:c="7"/>stack=[ ]</text:p>
      <text:p text:style-name="P24">0033: <text:s/>print <text:s text:c="14"/>print: 2.000000</text:p>
      <text:p text:style-name="P24">stack=[ ]</text:p>
      <text:p text:style-name="P24">0035: <text:s/>load <text:s text:c="5"/>8 <text:s text:c="8"/>stack=[ 2.000000 ]</text:p>
      <text:p text:style-name="P24">0037: ICONST 1.000000stack=[ 2.000000 1.000000 ]</text:p>
      <text:p text:style-name="P24">0042: <text:s/>iadd <text:s text:c="15"/>stack=[ 3.000000 ]</text:p>
      <text:p text:style-name="P24">0043: <text:s/>store <text:s text:c="4"/>8 <text:s text:c="8"/>stack=[ ]</text:p>
      <text:p text:style-name="P24">0045: <text:s/>br <text:s text:c="7"/>26 <text:s text:c="7"/>stack=[ ]</text:p>
      <text:p text:style-name="P24">0026: <text:s/>load <text:s text:c="5"/>8 <text:s text:c="8"/>stack=[ 3.000000 ]</text:p>
      <text:p text:style-name="P24">0028: <text:s/>load <text:s text:c="5"/>23 <text:s text:c="7"/>stack=[ 3.000000 7.000000 ]</text:p>
      <text:p text:style-name="P24">0030: <text:s/>ilt <text:s text:c="16"/>stack=[ 1.000000 ]</text:p>
      <text:p text:style-name="P24">0031: <text:s/>brf <text:s text:c="6"/>47 <text:s text:c="7"/>stack=[ ]</text:p>
      <text:p text:style-name="P24">0033: <text:s/>print <text:s text:c="14"/>print: 3.000000</text:p>
      <text:p text:style-name="P24">stack=[ ]</text:p>
      <text:p text:style-name="P24">0035: <text:s/>load <text:s text:c="5"/>8 <text:s text:c="8"/>stack=[ 3.000000 ]</text:p>
      <text:p text:style-name="P24">0037: ICONST 1.000000stack=[ 3.000000 1.000000 ]</text:p>
      <text:p text:style-name="P24">0042: <text:s/>iadd <text:s text:c="15"/>stack=[ 4.000000 ]</text:p>
      <text:p text:style-name="P24">0043: <text:s/>store <text:s text:c="4"/>8 <text:s text:c="8"/>stack=[ ]</text:p>
      <text:p text:style-name="P24">0045: <text:s/>br <text:s text:c="7"/>26 <text:s text:c="7"/>stack=[ ]</text:p>
      <text:p text:style-name="P24">0026: <text:s/>load <text:s text:c="5"/>8 <text:s text:c="8"/>stack=[ 4.000000 ]</text:p>
      <text:p text:style-name="P24">0028: <text:s/>load <text:s text:c="5"/>23 <text:s text:c="7"/>stack=[ 4.000000 7.000000 ]</text:p>
      <text:p text:style-name="P24">0030: <text:s/>ilt <text:s text:c="16"/>stack=[ 1.000000 ]</text:p>
      <text:p text:style-name="P24">0031: <text:s/>brf <text:s text:c="6"/>47 <text:s text:c="7"/>stack=[ ]</text:p>
      <text:p text:style-name="P24">0033: <text:s/>print <text:s text:c="14"/>print: 4.000000</text:p>
      <text:p text:style-name="P24">stack=[ ]</text:p>
      <text:p text:style-name="P24">0035: <text:s/>load <text:s text:c="5"/>8 <text:s text:c="8"/>stack=[ 4.000000 ]</text:p>
      <text:p text:style-name="P24">0037: ICONST 1.000000stack=[ 4.000000 1.000000 ]</text:p>
      <text:p text:style-name="P24">0042: <text:s/>iadd <text:s text:c="15"/>stack=[ 5.000000 ]</text:p>
      <text:p text:style-name="P24">0043: <text:s/>store <text:s text:c="4"/>8 <text:s text:c="8"/>stack=[ ]</text:p>
      <text:p text:style-name="P24">0045: <text:s/>br <text:s text:c="7"/>26 <text:s text:c="7"/>stack=[ ]</text:p>
      <text:p text:style-name="P24">0026: <text:s/>load <text:s text:c="5"/>8 <text:s text:c="8"/>stack=[ 5.000000 ]</text:p>
      <text:p text:style-name="P24">0028: <text:s/>load <text:s text:c="5"/>23 <text:s text:c="7"/>stack=[ 5.000000 7.000000 ]</text:p>
      <text:p text:style-name="P24">0030: <text:s/>ilt <text:s text:c="16"/>stack=[ 1.000000 ]</text:p>
      <text:p text:style-name="P24">0031: <text:s/>brf <text:s text:c="6"/>47 <text:s text:c="7"/>stack=[ ]</text:p>
      <text:p text:style-name="P24"><text:soft-page-break/>0033: <text:s/>print <text:s text:c="14"/>print: 5.000000</text:p>
      <text:p text:style-name="P24">stack=[ ]</text:p>
      <text:p text:style-name="P24">0035: <text:s/>load <text:s text:c="5"/>8 <text:s text:c="8"/>stack=[ 5.000000 ]</text:p>
      <text:p text:style-name="P24">0037: ICONST 1.000000stack=[ 5.000000 1.000000 ]</text:p>
      <text:p text:style-name="P24">0042: <text:s/>iadd <text:s text:c="15"/>stack=[ 6.000000 ]</text:p>
      <text:p text:style-name="P24">0043: <text:s/>store <text:s text:c="4"/>8 <text:s text:c="8"/>stack=[ ]</text:p>
      <text:p text:style-name="P24">0045: <text:s/>br <text:s text:c="7"/>26 <text:s text:c="7"/>stack=[ ]</text:p>
      <text:p text:style-name="P24">0026: <text:s/>load <text:s text:c="5"/>8 <text:s text:c="8"/>stack=[ 6.000000 ]</text:p>
      <text:p text:style-name="P24">0028: <text:s/>load <text:s text:c="5"/>23 <text:s text:c="7"/>stack=[ 6.000000 7.000000 ]</text:p>
      <text:p text:style-name="P24">0030: <text:s/>ilt <text:s text:c="16"/>stack=[ 1.000000 ]</text:p>
      <text:p text:style-name="P24">0031: <text:s/>brf <text:s text:c="6"/>47 <text:s text:c="7"/>stack=[ ]</text:p>
      <text:p text:style-name="P24">0033: <text:s/>print <text:s text:c="14"/>print: 6.000000</text:p>
      <text:p text:style-name="P24">stack=[ ]</text:p>
      <text:p text:style-name="P24">0035: <text:s/>load <text:s text:c="5"/>8 <text:s text:c="8"/>stack=[ 6.000000 ]</text:p>
      <text:p text:style-name="P24">0037: ICONST 1.000000stack=[ 6.000000 1.000000 ]</text:p>
      <text:p text:style-name="P24">0042: <text:s/>iadd <text:s text:c="15"/>stack=[ 7.000000 ]</text:p>
      <text:p text:style-name="P24">0043: <text:s/>store <text:s text:c="4"/>8 <text:s text:c="8"/>stack=[ ]</text:p>
      <text:p text:style-name="P24">0045: <text:s/>br <text:s text:c="7"/>26 <text:s text:c="7"/>stack=[ ]</text:p>
      <text:p text:style-name="P24">0026: <text:s/>load <text:s text:c="5"/>8 <text:s text:c="8"/>stack=[ 7.000000 ]</text:p>
      <text:p text:style-name="P24">0028: <text:s/>load <text:s text:c="5"/>23 <text:s text:c="7"/>stack=[ 7.000000 7.000000 ]</text:p>
      <text:p text:style-name="P24">0030: <text:s/>ilt <text:s text:c="16"/>stack=[ 0.000000 ]</text:p>
      <text:p text:style-name="P24">0031: <text:s/>brf <text:s text:c="6"/>47 <text:s text:c="7"/>stack=[ ]</text:p>
      <text:p text:style-name="P5"><text:s/></text:p>
      <text:p text:style-name="P8">Функции</text:p>
      <text:p text:style-name="P8"/>
      <text:p text:style-name="P25">Шаблон для функции / процедуры :</text:p>
      <text:p text:style-name="P26">($</text:p>
      <text:p text:style-name="P25">(<text:tab/><text:span text:style-name="T1">defun &lt; </text:span>имя <text:span text:style-name="T1">&gt; <text:tab/>(params &lt; </text:span>формальные параметры через пробел <text:span text:style-name="T1">&gt;</text:span> </text:p>
      <text:p text:style-name="P25"><text:tab/><text:tab/><text:span text:style-name="T1">( <text:tab/>[$]<text:tab/>&lt; <text:s/>body <text:s/>&gt;</text:span></text:p>
      <text:p text:style-name="P25"><text:span text:style-name="T1"><text:s text:c="10"/><text:tab/> <text:s text:c="16"/>[ ( setResult! &lt; </text:span>индификатор , откуда</text:p>
      <text:p text:style-name="P25"><text:span text:style-name="T1"><text:tab/><text:tab/> <text:s text:c="16"/></text:span>в специальный регистр возвращаемого значения <text:span text:style-name="T1">,</text:span><text:tab/><text:tab/><text:tab/><text:tab/> <text:s text:c="6"/>будет <text:s/>записано значение <text:s text:c="27"/></text:p>
      <text:p text:style-name="P25"><text:span text:style-name="T1"><text:tab/><text:tab/> <text:s text:c="17"/></text:span><text:s/><text:span text:style-name="T1">) ] </text:span></text:p>
      <text:p text:style-name="P26"><text:tab/><text:tab/>return</text:p>
      <text:p text:style-name="P26"><text:tab/><text:tab/>)</text:p>
      <text:p text:style-name="P26">)</text:p>
      <text:p text:style-name="P25"><text:span text:style-name="T1">(<text:tab/>defun &lt; </text:span>обязательно <text:span text:style-name="T1">&gt;::=main ( pass )</text:span></text:p>
      <text:p text:style-name="P25"><text:span text:style-name="T1"><text:tab/>($ call &lt; </text:span>имя <text:span text:style-name="T1">&gt; ( args &lt; </text:span>фактческие параметры <text:span text:style-name="T1">&gt; )</text:span></text:p>
      <text:p text:style-name="P25"><text:span text:style-name="T1"><text:s text:c="9"/>// <text:s/></text:span>используем букву <text:span text:style-name="T1">z – </text:span>туда вернула функция значение</text:p>
      <text:p text:style-name="P26">)</text:p>
      <text:p text:style-name="P26"><text:soft-page-break/>)</text:p>
      <text:p text:style-name="P5"/>
      <text:p text:style-name="P9">Пример :</text:p>
      <text:p text:style-name="P9"/>
      <text:p text:style-name="P17">($ (// Пример с возращением значения функции) </text:p>
      <text:p text:style-name="P17"><text:s/>(defun my (params a) </text:p>
      <text:p text:style-name="P17"><text:s text:c="4"/>($(set! b (arif a + 100))</text:p>
      <text:p text:style-name="P17"><text:s text:c="4"/>(// Записываем в специальный регистр,потом</text:p>
      <text:p text:style-name="P17"><text:s text:c="9"/>можем использовать его значение через буквы z) </text:p>
      <text:p text:style-name="P17"><text:s text:c="4"/>(setResult! b)</text:p>
      <text:p text:style-name="P17"><text:s text:c="4"/>(return)))</text:p>
      <text:p text:style-name="P17"><text:s/>(defun main(pass)</text:p>
      <text:p text:style-name="P17"><text:s text:c="4"/>($</text:p>
      <text:p text:style-name="P17"><text:s text:c="4"/>(// Аргумент как число) </text:p>
      <text:p text:style-name="P17"><text:s text:c="4"/>(call my (args 200))</text:p>
      <text:p text:style-name="P17"><text:s text:c="4"/>(// В букве z возвращенное значение последней функцией) </text:p>
      <text:p text:style-name="P17"><text:s text:c="4"/>(set! s (arif z + 300))(// ожидается 600)</text:p>
      <text:p text:style-name="P17"><text:s text:c="4"/>(print s) <text:s/></text:p>
      <text:p text:style-name="P17"><text:s text:c="5"/>))</text:p>
      <text:p text:style-name="P17"><text:s text:c="6"/></text:p>
      <text:p text:style-name="P17"><text:s/>)</text:p>
      <text:p text:style-name="P15"/>
      <text:p text:style-name="P9"/>
      <text:p text:style-name="P11">Вывод ВМ :</text:p>
      <text:p text:style-name="P9"/>
      <text:p text:style-name="P21">start_ip:17</text:p>
      <text:p text:style-name="P21">0017: <text:s/>noop <text:s text:c="15"/>stack=[ ]</text:p>
      <text:p text:style-name="P21">0018: ICONST 200.000000stack=[ 200.000000 ]</text:p>
      <text:p text:style-name="P21">0023: <text:s/>call <text:s text:c="5"/>0, <text:s text:c="8"/>1stack=[ ]</text:p>
      <text:p text:style-name="P21">0000: <text:s/>load <text:s text:c="5"/>0 <text:s text:c="8"/>stack=[ 200.000000 ]</text:p>
      <text:p text:style-name="P21">0002: <text:s/>store <text:s text:c="4"/>0 <text:s text:c="8"/>stack=[ ]</text:p>
      <text:p text:style-name="P21">0004: <text:s/>load <text:s text:c="5"/>0 <text:s text:c="8"/>stack=[ 200.000000 ]</text:p>
      <text:p text:style-name="P21">0006: ICONST 100.000000stack=[ 200.000000 100.000000 ]</text:p>
      <text:p text:style-name="P21">0011: <text:s/>iadd <text:s text:c="15"/>stack=[ 300.000000 ]</text:p>
      <text:p text:style-name="P21">0012: <text:s/>store <text:s text:c="4"/>1 <text:s text:c="8"/>stack=[ ]</text:p>
      <text:p text:style-name="P21">0014: <text:s/>store_re☺ 1 <text:s text:c="8"/>stack=[ ]</text:p>
      <text:p text:style-name="P21">0016: <text:s/>ret <text:s text:c="16"/>stack=[ ]</text:p>
      <text:p text:style-name="P21">0026: <text:s/>load_res <text:s text:c="11"/>stack=[ 300.000000 ]</text:p>
      <text:p text:style-name="P21">0027: ICONST 300.000000stack=[ 300.000000 300.000000 ]</text:p>
      <text:p text:style-name="P21">0032: <text:s/>iadd <text:s text:c="15"/>stack=[ 600.000000 ]</text:p>
      <text:p text:style-name="P21"><text:soft-page-break/>0033: <text:s/>store <text:s text:c="4"/>18 <text:s text:c="7"/>stack=[ ]</text:p>
      <text:p text:style-name="P21">0035: <text:s/>print <text:s text:c="14"/>print: 600.000000</text:p>
      <text:p text:style-name="P21">stack=[ ]</text:p>
      <text:p text:style-name="P21"/>
      <text:p text:style-name="P5"/>
      <text:p text:style-name="P1"><text:span text:style-name="T3">Проект на </text:span><text:span text:style-name="T4">github : </text:span><text:a xlink:type="simple" xlink:href="https://github.com/kosta2222/proj_Ukuvchi_Lang">https://github.com/kosta2222/proj_Ukuvchi_Lang</text:a><text:span text:style-name="T1"> </text:span></text:p>
      <text:p text:style-name="P1"><text:span text:style-name="T3">Документация на компилятор и ВМ : </text:span><text:a xlink:type="simple" xlink:href="https://our-ruzaevka.herokuapp.com/rest/ddoc/index.html">https://our-ruzaevka.herokuapp.com/rest/ddoc/index.html</text:a> </text:p>
      <text:p text:style-name="P1"/>
      <text:p text:style-name="P1"/>
      <text:p text:style-name="P1">Видимо получается новая версия ЯП-это на ветке <text:span text:style-name="T1">vm_py_version (Python </text:span><text:span text:style-name="T2">версия ВМ</text:span><text:span text:style-name="T1">)</text:span></text:p>
      <text:p text:style-name="P1">Заметки:</text:p>
      <text:p text:style-name="P1">Для возбуждение функции в ВМ по ординалу:</text:p>
      <text:p text:style-name="P1">Передать в коде исходной программы сначала аргументы, потом количество аргументов,<text:span text:style-name="T2">потом </text:span><text:span text:style-name="T1">&lt;id&gt; </text:span><text:s/>затем <text:span text:style-name="T1">invoke_by_ordinal</text:span><text:span text:style-name="T2">. </text:span><text:span text:style-name="T1">Ex:</text:span></text:p>
      <text:p text:style-name="P28">($ (0) (1)(1) (invoke_by_ordinal ) (print z))</text:p>
      <text:p text:style-name="P28"/>
      <text:p text:style-name="P29">Создаются строки, пример:</text:p>
      <text:p text:style-name="P29">($ (set! c (create_string I_am_Muslim)) (print c) (set! r (create_string Yes_It_is)) (print r)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Header"><text:page-number text:select-page="current">8</text:page-number> <text:date style:data-style-name="N37" text:date-value="2019-01-04T16:07:49.72" text:fixed="true">04.01.19</text:date> <text:time style:data-style-name="N41" text:time-value="2019-01-04T16:08:08.49" text:fixed="true">16:08:08</text:ti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Мухамеджанов</meta:initial-creator>
    <meta:creation-date>2019-01-04T09:02:11.97</meta:creation-date>
    <meta:generator>OpenOffice/4.0.1$Win32 OpenOffice.org_project/401m5$Build-9714</meta:generator>
    <dc:date>2019-01-11T11:49:40.12</dc:date>
    <dc:creator>Константин Мухамеджанов</dc:creator>
    <meta:editing-duration>PT10H11M16S</meta:editing-duration>
    <meta:editing-cycles>75</meta:editing-cycles>
    <meta:document-statistic meta:table-count="0" meta:image-count="0" meta:object-count="0" meta:page-count="10" meta:paragraph-count="312" meta:word-count="1562" meta:character-count="11212"/>
  </office:meta>
</office:document-meta>
</file>